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riple</text:p>
          </table:table-cell>
          <table:table-cell office:value-type="string">
            <text:p>Play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riple</text:p>
          </table:table-cell>
          <table:table-cell office:value-type="string">
            <text:p>Play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riple</text:p>
          </table:table-cell>
          <table:table-cell office:value-type="string">
            <text:p>Play</text:p>
          </table:table-cell>
          <table:table-cell office:value-type="float" office:value="9">
            <text:p>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2">10/12/2009</text:date>, <text:time>06:2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2T06:20:40</meta:creation-date>
    <dc:date>2009-10-12T06:21:20</dc:date>
    <meta:editing-duration>PT00H00M40S</meta:editing-duration>
    <meta:editing-cycles>1</meta:editing-cycles>
    <meta:document-statistic meta:table-count="3" meta:cell-count="9" meta:object-count="0"/>
    <meta:generator>OpenOffice.org/3.0$Unix OpenOffice.org_project/300m15$Build-9379</meta:generator>
  </office:meta>
</office:document-meta>
</file>